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1.9576in" style:rel-column-width="2819*"/>
    </style:style>
    <style:style style:name="Table1.B" style:family="table-column">
      <style:table-column-properties style:column-width="0.6458in" style:rel-column-width="930*"/>
    </style:style>
    <style:style style:name="Table1.C" style:family="table-column">
      <style:table-column-properties style:column-width="1.3965in" style:rel-column-width="2011*"/>
    </style:style>
    <style:style style:name="Table1.D" style:family="table-column">
      <style:table-column-properties style:column-width="2.8118in" style:rel-column-width="4049*"/>
    </style:style>
    <style:style style:name="Table1.E" style:family="table-column">
      <style:table-column-properties style:column-width="4.3785in" style:rel-column-width="6305*"/>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bold" style:font-size-asian="10.5pt" style:font-weight-asian="bold" style:font-size-complex="10.5pt" style:font-weight-complex="bold"/>
    </style:style>
    <style:style style:name="P2" style:family="paragraph" style:parent-style-name="Header">
      <style:text-properties fo:color="#ff3333" style:font-name="Karla" fo:font-size="10.5pt" fo:font-weight="normal" style:font-size-asian="10.5pt" style:font-weight-asian="normal" style:font-size-complex="10.5pt" style:font-weight-complex="normal"/>
    </style:style>
    <style:style style:name="P3" style:family="paragraph" style:parent-style-name="Standard">
      <style:text-properties style:font-name="Karla" fo:font-size="10pt" style:font-size-asian="10pt" style:font-size-complex="10pt"/>
    </style:style>
    <style:style style:name="P4" style:family="paragraph" style:parent-style-name="Table_20_Heading">
      <style:paragraph-properties fo:text-align="center" style:justify-single-word="false"/>
      <style:text-properties fo:color="#0084d1" style:font-name="Karla" fo:font-size="10pt" style:font-size-asian="10pt" style:font-size-complex="10pt"/>
    </style:style>
    <style:style style:name="P5" style:family="paragraph" style:parent-style-name="Table_20_Contents">
      <style:text-properties style:font-name="Karla" fo:font-size="10pt" style:font-size-asian="10pt" style:font-size-complex="10pt"/>
    </style:style>
    <style:style style:name="P6" style:family="paragraph" style:parent-style-name="Table_20_Contents">
      <style:paragraph-properties fo:text-align="justify" style:justify-single-word="false"/>
      <style:text-properties style:font-name="Karla" fo:font-size="10pt" style:font-size-asian="10pt" style:font-size-complex="10pt"/>
    </style:style>
    <style:style style:name="P7" style:family="paragraph" style:parent-style-name="Table_20_Contents">
      <style:paragraph-properties fo:text-align="start" style:justify-single-word="false"/>
      <style:text-properties style:font-name="Karla" fo:font-size="10pt" style:font-size-asian="10pt" style:font-size-complex="10pt"/>
    </style:style>
    <style:style style:name="P8" style:family="paragraph" style:parent-style-name="Table_20_Contents">
      <style:paragraph-properties fo:text-align="start" style:justify-single-word="false"/>
      <style:text-properties style:font-name="Karla"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Function Name</text:p>
            </table:table-cell>
            <table:table-cell table:style-name="Table1.A1" office:value-type="string">
              <text:p text:style-name="P4">Method</text:p>
            </table:table-cell>
            <table:table-cell table:style-name="Table1.A1" office:value-type="string">
              <text:p text:style-name="P4">Parameters</text:p>
            </table:table-cell>
            <table:table-cell table:style-name="Table1.A1" office:value-type="string">
              <text:p text:style-name="P4">Description</text:p>
            </table:table-cell>
            <table:table-cell table:style-name="Table1.E1" office:value-type="string">
              <text:p text:style-name="P4">Response</text:p>
            </table:table-cell>
          </table:table-row>
        </table:table-header-rows>
        <table:table-row>
          <table:table-cell table:style-name="Table1.A2" office:value-type="string">
            <text:p text:style-name="P5">postRegistration</text:p>
          </table:table-cell>
          <table:table-cell table:style-name="Table1.A2" office:value-type="string">
            <text:p text:style-name="P5">POST </text:p>
          </table:table-cell>
          <table:table-cell table:style-name="Table1.A2" office:value-type="string">
            <text:p text:style-name="P5">first_name*</text:p>
            <text:p text:style-name="P5">last_name*</text:p>
            <text:p text:style-name="P5">email*</text:p>
            <text:p text:style-name="P5">password*</text:p>
          </table:table-cell>
          <table:table-cell table:style-name="Table1.A2" office:value-type="string">
            <text:p text:style-name="P6">This function is used to create new member entry for new registration. In this functon, we will pass different parameters for complete process. </text:p>
            <text:p text:style-name="P6">This function will first check the validation of passed data. If any of required parameter is not passed then this function will returns invalid data response in json format. </text:p>
            <text:p text:style-name="P6">If all data is valid then this function will create new record in database and complete related process. After that this function will returns success response.</text:p>
          </table:table-cell>
          <table:table-cell table:style-name="Table1.E2" office:value-type="string">
            <text:p text:style-name="P8">Invalid Data Response:</text:p>
            <text:p text:style-name="P7">{<text:line-break/> <text:s/>"process_status": false,<text:line-break/> <text:s/>"error_reason": "InvalidData",<text:line-break/> <text:s/>"error_messages": "",<text:line-break/> <text:s/>"error_message": {<text:line-break/> <text:s text:c="3"/>"first_name": "First name is required field.",<text:line-break/> <text:s text:c="3"/>"last_name": "Last name is required field.",<text:line-break/> <text:s text:c="3"/>"email_name": "Email is required field.",<text:line-break/> <text:s text:c="3"/>"password": "Password is required field."<text:line-break/> <text:s/>}<text:line-break/>}</text:p>
            <text:p text:style-name="P7">---------------------------------------------------------------------------------</text:p>
            <text:p text:style-name="P8">Success Response:</text:p>
            <text:p text:style-name="P7">{<text:line-break/> <text:s/>"process_status": true,<text:line-break/> <text:s/>"error_reason": "",<text:line-break/> <text:s/>"error_messages": "",<text:line-break/> <text:s/>"response_data": {<text:line-break/> <text:s text:c="3"/>"token": "b1ee6eee3b337b776983836a72471813"<text:line-break/> <text:s/>}<text:line-break/>}</text:p>
          </table:table-cell>
        </table:table-row>
        <table:table-row>
          <table:table-cell table:style-name="Table1.A2" office:value-type="string">
            <text:p text:style-name="P5">postCheckLogin</text:p>
          </table:table-cell>
          <table:table-cell table:style-name="Table1.A2" office:value-type="string">
            <text:p text:style-name="P5">POST </text:p>
          </table:table-cell>
          <table:table-cell table:style-name="Table1.A2" office:value-type="string">
            <text:p text:style-name="P5">email*</text:p>
            <text:p text:style-name="P5">password*</text:p>
          </table:table-cell>
          <table:table-cell table:style-name="Table1.A2" office:value-type="string">
            <text:p text:style-name="P6">This function is used to check login of current user. In this function, we will pass different parameters for complete process. </text:p>
            <text:p text:style-name="P6">This function will first check the validation of passed data. If any of passed parameter is not valid then this function will returns invalid data response in json format. </text:p>
            <text:p text:style-name="P6">If all data is valid then this function will check is email and password are exists for any 1 record. If record is find then this function will returns success response with token value. If values are not match then this function will returns wrong username password error in json format.</text:p>
          </table:table-cell>
          <table:table-cell table:style-name="Table1.E2" office:value-type="string">
            <text:p text:style-name="P8">Invalid Data Response:</text:p>
            <text:p text:style-name="P7">{<text:line-break/> "process_status": false,<text:line-break/> "error_reason": "InvalidData",<text:line-break/> "error_messages": {<text:line-break/> "email_name": "Email is required field.",<text:line-break/> "password": "Password is required field."<text:line-break/> },<text:line-break/> "response_data": []<text:line-break/>}</text:p>
            <text:p text:style-name="P7">-------------------------------------------------------------------------------------</text:p>
            <text:p text:style-name="P8">Invalid Username-Password Response:</text:p>
            <text:p text:style-name="P7">{<text:line-break/> <text:s/>"process_status": false,<text:line-break/> <text:s/>"error_reason": "InvalidUserName",<text:line-break/> <text:s/>"error_messages": "Oops!! Your username is not match with any of records. Please try again.",<text:line-break/> <text:s/>"response_data": []<text:line-break/>}</text:p>
            <text:p text:style-name="P7">{<text:line-break/> <text:s/>"process_status": false,<text:line-break/> <text:s/>"error_reason": "InvalidPassword",<text:line-break/> <text:s/>"error_messages": "Oops!! Your password is not match with our of records. Please try again.",<text:line-break/> <text:s/>"response_data": []<text:line-break/>}</text:p>
            <text:p text:style-name="P7">-------------------------------------------------------------------------------------</text:p>
            <text:p text:style-name="P8">Success Response: </text:p>
            <text:p text:style-name="P7">{<text:line-break/> <text:s/>"process_status": true,<text:line-break/> <text:s/>"error_reason": "",<text:line-break/> <text:s/>"error_messages": "",<text:line-break/> <text:s/>"response_data": {<text:line-break/> <text:s text:c="3"/>"token": "1e31daf81ddcee699d5de89dadc91da8"<text:line-break/> <text:s/>}<text:line-break/>}</text:p>
          </table:table-cell>
        </table:table-row>
        <table:table-row>
          <table:table-cell table:style-name="Table1.A2" office:value-type="string">
            <text:p text:style-name="P5">postForgotPassword</text:p>
          </table:table-cell>
          <table:table-cell table:style-name="Table1.A2" office:value-type="string">
            <text:p text:style-name="P5">POST </text:p>
          </table:table-cell>
          <table:table-cell table:style-name="Table1.A2" office:value-type="string">
            <text:p text:style-name="P5">email*</text:p>
          </table:table-cell>
          <table:table-cell table:style-name="Table1.A2" office:value-type="string">
            <text:p text:style-name="P6">This functon is used to update password in database when user is forgot password. In this function, we will pass email for complete process. </text:p>
            <text:p text:style-name="P6">This function first check the validation of email parameter. If parameter is not valid or not exists in database then this function will returns Invalid Data Response in json format.</text:p>
            <text:p text:style-name="P6">If email is valid and exists with any record then this function will create new password from random string and update <text:soft-page-break/>data in with new password. And returns success response with newly created password in json format. </text:p>
          </table:table-cell>
          <table:table-cell table:style-name="Table1.E2" office:value-type="string">
            <text:p text:style-name="P8">Invalid Data Response:</text:p>
            <text:p text:style-name="P7">{<text:line-break/> <text:s/>"process_status": false,<text:line-break/> <text:s/>"error_reason": "InvalidData",<text:line-break/> <text:s/>"error_messages": {<text:line-break/> <text:s text:c="3"/>"email_name": "Email is required field."<text:line-break/> <text:s/>},<text:line-break/> <text:s/>"response_data": []<text:line-break/>}</text:p>
            <text:p text:style-name="P7">-------------------------------------------------------------------------------------</text:p>
            <text:p text:style-name="P8">Success Response:</text:p>
            <text:p text:style-name="P7">{<text:line-break/><text:soft-page-break/> <text:s/>"process_status": true,<text:line-break/> <text:s/>"error_reason": "",<text:line-break/> <text:s/>"error_messages": "",<text:line-break/> <text:s/>"response_data": {<text:line-break/> <text:s text:c="3"/>"newpass": "ans_T0_e"<text:line-break/> <text:s/>}<text:line-break/>}</text:p>
          </table:table-cell>
        </table:table-row>
        <table:table-row>
          <table:table-cell table:style-name="Table1.A2" office:value-type="string">
            <text:p text:style-name="P5">postStoreUpdatePassword</text:p>
          </table:table-cell>
          <table:table-cell table:style-name="Table1.A2" office:value-type="string">
            <text:p text:style-name="P5">POST </text:p>
          </table:table-cell>
          <table:table-cell table:style-name="Table1.A2" office:value-type="string">
            <text:p text:style-name="P5">_token*</text:p>
            <text:p text:style-name="P5">old_password*<text:line-break/>new_password*</text:p>
            <text:p text:style-name="P5">confirm_password*</text:p>
          </table:table-cell>
          <table:table-cell table:style-name="Table1.A2" office:value-type="string">
            <text:p text:style-name="P6">This function is used to change password after logged in. In this function, we will pass different parameters to complete process.</text:p>
            <text:p text:style-name="P6">First this function will check validation of passed parameters. If any of parameter is not valid then this function will returns invalid data response in json format.</text:p>
            <text:p text:style-name="P6">If all data is valid then this function will find record relate with passed token. If record is not found then this function will returns invalid token response in json format.</text:p>
            <text:p text:style-name="P6">If token is valid and member record is found then this function will updates the password with new password and returns success response in json format.</text:p>
          </table:table-cell>
          <table:table-cell table:style-name="Table1.E2" office:value-type="string">
            <text:p text:style-name="P8">Invalid Data Response:</text:p>
            <text:p text:style-name="P7">{<text:line-break/> <text:s/>"process_status": false,<text:line-break/> <text:s/>"error_reason": "InvalidData",<text:line-break/> <text:s/>"error_messages": {<text:line-break/> <text:s text:c="3"/>"old_password": "Old Password is not valid. Please try again!",<text:line-break/> <text:s text:c="3"/>"new_password": "New Password is required field.",<text:line-break/> <text:s text:c="3"/>"$con_password": "Password &amp; Confirm Password are not match!!"<text:line-break/> <text:s/>},<text:line-break/> <text:s/>"response_data": []<text:line-break/>}</text:p>
            <text:p text:style-name="P7">-------------------------------------------------------------------------------------</text:p>
            <text:p text:style-name="P8">Invalid Token Response: </text:p>
            <text:p text:style-name="P7">{<text:line-break/> "process_status": false,<text:line-break/> "error_reason": "InvalidToken",<text:line-break/> "error_messages": "You must provide a token.",<text:line-break/> "response_data": []<text:line-break/>}</text:p>
            <text:p text:style-name="P7">-------------------------------------------------------------------------------------</text:p>
            <text:p text:style-name="P8">Success Response:</text:p>
            <text:p text:style-name="P7">{<text:line-break/> <text:s/>"process_status": true,<text:line-break/> <text:s/>"error_reason": "",<text:line-break/> <text:s/>"error_messages": "",<text:line-break/> <text:s/>"response_data": {<text:line-break/> <text:s text:c="3"/>"token": "5ef011aad13a9bdb1789345422cf4a96"<text:line-break/> <text:s/>}<text:line-break/>}</text:p>
          </table:table-cell>
        </table:table-row>
        <table:table-row>
          <table:table-cell table:style-name="Table1.A2" office:value-type="string">
            <text:p text:style-name="P5">postLogout</text:p>
          </table:table-cell>
          <table:table-cell table:style-name="Table1.A2" office:value-type="string">
            <text:p text:style-name="P5">POST </text:p>
          </table:table-cell>
          <table:table-cell table:style-name="Table1.A2" office:value-type="string">
            <text:p text:style-name="P5">_token*</text:p>
          </table:table-cell>
          <table:table-cell table:style-name="Table1.A2" office:value-type="string">
            <text:p text:style-name="P6">This function is used to logout from account. In this function, we will pass token for complete process. This function will check validation of token first. If token is not valid or expired then this function will returns invalid token response in json format.</text:p>
            <text:p text:style-name="P6">If token is valid then this function will log-out current logged in user related to token. After that this function will returns success response in json format.</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7">-------------------------------------------------------------------------------------</text:p>
            <text:p text:style-name="P8">Success Response:</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style style:name="MT1" style:family="text"/>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a xlink:type="simple" xlink:href="http://www.incantera.com/authapi/v1/" text:style-name="Internet_20_link" text:visited-style-name="Visited_20_Internet_20_Link">http://www.incantera.com/authapi/v1/</text:a>{functionname}</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9T11:15:13.72</meta:creation-date>
    <dc:date>2017-05-20T00:14:37.70</dc:date>
    <meta:editing-duration>PT12H11M20S</meta:editing-duration>
    <meta:editing-cycles>5</meta:editing-cycles>
    <meta:generator>OpenOffice/4.1.3$Win32 OpenOffice.org_project/413m1$Build-9783</meta:generator>
    <meta:document-statistic meta:table-count="1" meta:image-count="0" meta:object-count="0" meta:page-count="2" meta:paragraph-count="75" meta:word-count="768" meta:character-count="6175"/>
  </office:meta>
</office:document-meta>
</file>